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C600000064F15ACD120172093D.png" manifest:media-type="image/png"/>
  <manifest:file-entry manifest:full-path="Pictures/10000000000001E800000020BD62341C0077773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b93b" officeooo:paragraph-rsid="0000b9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Определяем прокси</text:p>
      <text:p text:style-name="Standard"/>
      <text:p text:style-name="Standard"><draw:frame draw:style-name="fr1" draw:name="Изображение1" text:anchor-type="paragraph" svg:x="0.198cm" svg:y="0.064cm" svg:width="12.91cm" svg:height="0.847cm" draw:z-index="0"><draw:image xlink:href="Pictures/10000000000001E800000020BD62341C00777739.png" xlink:type="simple" xlink:show="embed" xlink:actuate="onLoad" loext:mime-type="image/png"/></draw:frame></text:p>
      <text:p text:style-name="Standard"/>
      <text:p text:style-name="P1">2. Выполняем клонирование</text:p>
      <text:p text:style-name="P1"><draw:frame draw:style-name="fr1" draw:name="Изображение2" text:anchor-type="paragraph" svg:x="0.118cm" svg:y="0cm" svg:width="12.01cm" svg:height="2.646cm" draw:z-index="1"><draw:image xlink:href="Pictures/10000000000001C600000064F15ACD120172093D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Linux_X86_64 LibreOffice_project/10$Build-2</meta:generator>
    <dc:date>2019-12-27T11:08:03.008538595</dc:date>
    <meta:editing-duration>PT7M7S</meta:editing-duration>
    <meta:editing-cycles>1</meta:editing-cycles>
    <meta:document-statistic meta:table-count="0" meta:image-count="2" meta:object-count="0" meta:page-count="1" meta:paragraph-count="2" meta:word-count="6" meta:character-count="45" meta:non-whitespace-character-count="41"/>
  </office:meta>
</office:document-meta>
</file>